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.013cm" fo:margin-left="0cm" table:align="left" style:writing-mode="lr-tb"/>
    </style:style>
    <style:style style:name="Taula1.A" style:family="table-column">
      <style:table-column-properties style:column-width="4.842cm"/>
    </style:style>
    <style:style style:name="Taula1.B" style:family="table-column">
      <style:table-column-properties style:column-width="12.171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style:font-style-asian="italic" style:font-style-complex="italic"/>
    </style:style>
    <style:style style:name="P14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style:font-style-asian="italic" style:font-style-complex="italic"/>
    </style:style>
    <style:style style:name="P19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ext_20_body" style:master-page-name="Standard">
      <style:paragraph-properties fo:line-height="10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3pt" fo:font-weight="bold" style:font-size-asian="13pt" style:font-weight-asian="bold" style:font-size-complex="13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8. Unitat formativa 5: UF 5: fonaments d’HTML i fulls d’estils. <text:line-break/>Examen 2. </text:p>
      <text:p text:style-name="Horizontal_20_Line"/>
      <text:p text:style-name="P17">Resultats d'aprenentatge:</text:p>
      <text:p text:style-name="P13">2. Utilitza les etiquetes amb els seus atributs seguint la sintaxi correcta definida per l’estàndard.</text:p>
      <text:p text:style-name="P13">Criteris d’avaluació</text:p>
      <text:p text:style-name="P13">2.1 Identifica i usa els atributs propis de cada etiqueta.</text:p>
      <text:p text:style-name="P13">2.2 Utilitza el valors adients i entenedors per a cada atribut de les etiquetes.</text:p>
      <text:p text:style-name="P13">2.3 Combina les etiquetes de manera adequada seguint l’ordre establert.</text:p>
      <text:p text:style-name="P13">2.4 Fa un ús parametritzat de les etiquetes per donar vistositat al document HTML.</text:p>
      <text:p text:style-name="P13">2.5 Realitza les feines en el temps proposat i amb la metodologia establerta.</text:p>
      <text:p text:style-name="P13">3. Implementa un lloc web a partir de diversos documents HTML.</text:p>
      <text:p text:style-name="P13">Criteris d’avaluació</text:p>
      <text:p text:style-name="P13">3.1 Identifica els diferents documents i objectes del lloc web seguint les normes establertes.</text:p>
      <text:p text:style-name="P13">3.2 Estructura correctament l’organització d’arxius dins el lloc.</text:p>
      <text:p text:style-name="P13">3.3 Utilitza adequadament els enllaços relatius i absoluts als documents o objectes del lloc web.</text:p>
      <text:p text:style-name="P13">3.4 Realitza les feines en el temps proposat i amb la metodologia establerta.</text:p>
      <text:p text:style-name="Horizontal_20_Line"/>
      <text:p text:style-name="P19">Enunciat</text:p>
      <text:p text:style-name="P13">Construïu una pàgina web amb els requisits que es detallen a continuació emprant l'editor que vulgueu. Podeu consultar tots els manuals i/o recursos que cregueu convenients.</text:p>
      <text:p text:style-name="P13"/>
      <text:p text:style-name="P13"><text:span text:style-name="T5">Temàtica</text:span></text:p>
      <text:p text:style-name="P13"><text:line-break/>Heu de construir una pàgina web per al Club d'Escacs Arrels. L'estètica de la pàgina ha de ser adient a aquesta temàtica i les diferents pàgines han d'estar enllaçades entre sí correctament (2 punts).</text:p>
      <text:p text:style-name="P13">Cada pàgina ha de contenir almenys 1 comentari relatiu al seu codi (1 punt).</text:p>
      <text:p text:style-name="P13">A més, ha de contenir els requisits següents:</text:p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6">Fulla</text:p>
          </table:table-cell>
          <table:table-cell table:style-name="Taula1.B1" office:value-type="string">
            <text:p text:style-name="P16">Requisits</text:p>
          </table:table-cell>
        </table:table-row>
        <table:table-row>
          <table:table-cell table:style-name="Taula1.A2" office:value-type="string">
            <text:p text:style-name="P15">index.html <text:span text:style-name="T4">(1.5 punts)</text:span></text:p>
          </table:table-cell>
          <table:table-cell table:style-name="Taula1.B2" office:value-type="string">
            <text:p text:style-name="P15">Pàgina web inicial.</text:p>
            <text:p text:style-name="P15"/>
            <text:p text:style-name="P15">A dalt la dreta ha d'haver-hi un petit formulari que hi digui “Espai socis” on demana nom d'usuari, contrasenya i botó per a validar-se. <text:s/>El formulari s'ha de trametre via POST a l'adreça login.php <text:span text:style-name="T4">(1 punt)</text:span></text:p>
            <text:p text:style-name="P15"/>
            <text:p text:style-name="P15">Al centre: Imatge amb els atributs ALT, WIDTH, TITLE i BORDER (<text:span text:style-name="T4">0.25)</text:span></text:p>
            <text:p text:style-name="P15"/>
            <text:p text:style-name="P15">Al final: Crèdits, autoria de la pàgina i símbol del copyright (en format HTML) <text:span text:style-name="T4">(0.25)</text:span></text:p>
          </table:table-cell>
        </table:table-row>
        <table:table-row>
          <table:table-cell table:style-name="Taula1.A2" office:value-type="string">
            <text:p text:style-name="P22">Obertures.html <text:span text:style-name="T4">(1 punts)</text:span></text:p>
          </table:table-cell>
          <table:table-cell table:style-name="Taula1.B2" office:value-type="string">
            <text:p text:style-name="P15">Pàgina web amb els elements següents:</text:p>
            <text:p text:style-name="P15"/>
            <text:p text:style-name="P15"><text:soft-page-break/>- Taula de 2 x 2 amb l'atribut “BORDER=2” <text:span text:style-name="T4">(0.25 punts)</text:span></text:p>
            <text:p text:style-name="P15"/>
            <text:p text:style-name="P15">- En el contingut de la taula, tres vídeos incrustats del YouTube amb obertures d'Escacs <text:span text:style-name="T4">(0.75 punt)</text:span></text:p>
            <text:p text:style-name="P15"/>
          </table:table-cell>
        </table:table-row>
        <table:table-row>
          <table:table-cell table:style-name="Taula1.A2" office:value-type="string">
            <text:p text:style-name="P15">contacte.html <text:span text:style-name="T4">(3 punts)</text:span></text:p>
          </table:table-cell>
          <table:table-cell table:style-name="Taula1.B2" office:value-type="string">
            <text:p text:style-name="P15">Formulari de contacte que trameti les dades via GET. Ha d'haver-hi els elements següents:</text:p>
            <text:p text:style-name="P15"/>
            <text:p text:style-name="P15">Nom, cognom1, cognom2, email, data de naixement (desglossat amb dia / mes / any), telèfon, població, codi postal, província, sexe i país <text:span text:style-name="T4">(1 punt).</text:span></text:p>
            <text:p text:style-name="P15"/>
            <text:p text:style-name="P23">Requisit 1: Tant la data de naixement, com la província ha de ser de tipus “desplegable” (0.5)</text:p>
            <text:p text:style-name="P23"/>
            <text:p text:style-name="P23">Requisit 2: El camp codi postal ha de tenir solament 5 caràcters disponibles (0.25)</text:p>
            <text:p text:style-name="P23"/>
            <text:p text:style-name="P23">Requisit 3: El sexe ha de ser tipus “checkbox” (0.5)</text:p>
            <text:p text:style-name="P23"/>
            <text:p text:style-name="P23">Requisit 4: El formulari s'ha de trametre a l'adreça següent (0.75)</text:p>
            <text:p text:style-name="P23"/>
            <text:p text:style-name="P23">contacte.php?nom=NOM&amp;cognom1=COGNOM1&amp;cognom2=COGNOM2&amp;email=EMAIL&amp;datanaixement=11121978&amp;telefon=TELEFON&amp;poblacio=SOLSONA&amp;codipostal=25280&amp;provincia=Lleida&amp;sexe=M/F&amp;pais=SPAIN</text:p>
            <text:p text:style-name="P15"/>
          </table:table-cell>
        </table:table-row>
        <table:table-row>
          <table:table-cell table:style-name="Taula1.A2" office:value-type="string">
            <text:p text:style-name="P15">Programari.html <text:span text:style-name="T4">(1.5 punt)</text:span></text:p>
          </table:table-cell>
          <table:table-cell table:style-name="Taula1.B2" office:value-type="string">
            <text:p text:style-name="P15">Zona de descàrrega de programari. Heu de crear una taula amb hi hagi 3 columnes amb la informació següent:</text:p>
            <text:p text:style-name="P15"/>
            <text:p text:style-name="P15">Screenshoot del programa – Fitxer executable per a descarregar – Adreça del programa original ( amb l'atribut TARGET=”_BLANK”) (0.5 x 3)</text:p>
          </table:table-cell>
        </table:table-row>
      </table:table>
      <text:p text:style-name="P14"/>
      <text:p text:style-name="P13">Comprimiu en format .zip tots els fitxers que hagueu generat i trameteu-vos a la tasca indicada del Moodle de l'assigna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11/12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8UF5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8UF5Examen2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3-12-10T20:35:00</dc:date>
    <meta:print-date>2007-03-02T17:20:29</meta:print-date>
    <dc:language>es-ES</dc:language>
    <meta:editing-cycles>214</meta:editing-cycles>
    <meta:editing-duration>P1DT2H20M45S</meta:editing-duration>
    <dc:creator>Gerard Ballabriga</dc:creator>
    <meta:document-statistic meta:table-count="7" meta:image-count="5" meta:object-count="0" meta:page-count="2" meta:paragraph-count="67" meta:word-count="549" meta:character-count="3562" meta:non-whitespace-character-count="3051"/>
    <meta:user-defined meta:name="Info 1"/>
    <meta:user-defined meta:name="Info 2"/>
    <meta:user-defined meta:name="Info 3"/>
    <meta:user-defined meta:name="Info 4"/>
  </office:meta>
</office:document-meta>
</file>